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556in" table:align="left"/>
    </style:style>
    <style:style style:name="Table1.A" style:family="table-column">
      <style:table-column-properties style:column-width="0.7299in"/>
    </style:style>
    <style:style style:name="Table1.B" style:family="table-column">
      <style:table-column-properties style:column-width="1.216in"/>
    </style:style>
    <style:style style:name="Table1.C" style:family="table-column">
      <style:table-column-properties style:column-width="1.109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color="#d62e4e"/>
    </style:style>
    <style:style style:name="P2" style:family="paragraph" style:parent-style-name="Heading_20_2">
      <style:text-properties fo:background-color="#ffff00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/>
    </style:style>
    <style:style style:name="T4" style:family="text">
      <style:text-properties fo:color="#c9211e" fo:background-color="#ffff00" loext:char-shading-value="0"/>
    </style:style>
    <style:style style:name="T5" style:family="text">
      <style:text-properties fo:color="#c9211e" fo:font-style="italic" style:font-style-asian="italic" style:font-style-complex="italic"/>
    </style:style>
    <style:style style:name="T6" style:family="text">
      <style:text-properties officeooo:rsid="000a0c1e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127622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🎥 </text:span><text:span text:style-name="Strong_20_Emphasis"><text:span text:style-name="T2">Python Libraries &amp; Frameworks Series – NumPy Explained for Beginners</text:span></text:span></text:h>
      <text:p text:style-name="Text_20_body">🎓 <text:span text:style-name="Strong_20_Emphasis">Perfect for Python Students &amp; Interview Prep</text:span></text:p>
      <text:p text:style-name="Horizontal_20_Line"/>
      <text:h text:style-name="Heading_20_2" text:outline-level="2"><text:span text:style-name="T3">📚 </text:span><text:span text:style-name="Strong_20_Emphasis"><text:span text:style-name="T3">What is NumPy?</text:span></text:span></text:h>
      <text:p text:style-name="Text_20_body">🧠<text:line-break/><text:span text:style-name="Strong_20_Emphasis">NumPy (Numerical Python)</text:span> is a <text:span text:style-name="Strong_20_Emphasis">powerful open-source library</text:span> used for <text:span text:style-name="Strong_20_Emphasis">numerical computation</text:span> in Python.<text:line-break/>It provides:</text:p>
      <text:list xml:id="list4155302040" text:style-name="L2">
        <text:list-item>
          <text:p text:style-name="P5">Fast, <text:span text:style-name="Strong_20_Emphasis">multidimensional arrays (ndarrays)</text:span></text:p>
        </text:list-item>
        <text:list-item>
          <text:p text:style-name="P5">Mathematical operations like linear algebra, statistics, Fourier transforms</text:p>
        </text:list-item>
        <text:list-item>
          <text:p text:style-name="P5">Tools for integrating with C/C++</text:p>
        </text:list-item>
      </text:list>
      <text:p text:style-name="Text_20_body">📌 <text:span text:style-name="Strong_20_Emphasis">Full Form</text:span>: <text:span text:style-name="Emphasis">Numerical Python</text:span><text:line-break/>📌 <text:span text:style-name="Strong_20_Emphasis">Creator</text:span>: Travis Oliphant (2005)<text:line-break/>📌 <text:span text:style-name="Strong_20_Emphasis">Built on</text:span>: C and Python (for performance)</text:p>
      <text:p text:style-name="Horizontal_20_Line"/>
      <text:h text:style-name="Heading_20_2" text:outline-level="2"><text:span text:style-name="T3">🎯 </text:span><text:span text:style-name="Strong_20_Emphasis"><text:span text:style-name="T3">Why NumPy?</text:span></text:span></text:h>
      <text:p text:style-name="Text_20_body">Imagine <text:span text:style-name="T6">y</text:span>ou are a scientist dealing with lakhs of rows of numerical data. If you use simple Python lists, operations will be very slow and memory-consuming.<text:line-break/>But with NumPy arrays – it's like switching from a bicycle to a jet plane. 🚀</text:p>
      <text:p text:style-name="Text_20_body">👉 With NumPy:</text:p>
      <text:list xml:id="list1151873265" text:style-name="L3">
        <text:list-item>
          <text:p text:style-name="P6">You can do matrix operations in <text:span text:style-name="Strong_20_Emphasis">just one line</text:span></text:p>
        </text:list-item>
        <text:list-item>
          <text:p text:style-name="P6">Performance is <text:span text:style-name="Strong_20_Emphasis">much faster than lists</text:span></text:p>
        </text:list-item>
        <text:list-item>
          <text:p text:style-name="P6">Built-in functions make your code <text:span text:style-name="Strong_20_Emphasis">clean and efficient</text:span></text:p>
        </text:list-item>
      </text:list>
      <text:p text:style-name="Horizontal_20_Line"/>
      <text:h text:style-name="Heading_20_2" text:outline-level="2"><text:span text:style-name="T4">🔧 </text:span><text:span text:style-name="Strong_20_Emphasis"><text:span text:style-name="T4">How to Install NumPy</text:span></text:span></text:h>
      <text:p text:style-name="P3"><text:span text:style-name="Source_20_Text">pip install numpy</text:span></text:p>
      <text:p text:style-name="Text_20_body">(If you're using Jupyter Notebook, try <text:span text:style-name="Source_20_Text">!pip install numpy</text:span>)</text:p>
      <text:p text:style-name="Horizontal_20_Line"/>
      <text:h text:style-name="Heading_20_2" text:outline-level="2"><text:soft-page-break/>🔠 <text:span text:style-name="Strong_20_Emphasis">Creating Arrays in NumPy</text:span></text:h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arr = np.array([1, 2, 3, 4])</text:span></text:p>
      <text:p text:style-name="P3"><text:span text:style-name="Source_20_Text">print(arr)</text:span></text:p>
      <text:p text:style-name="Text_20_body">➡️ Output: <text:span text:style-name="Source_20_Text">[1 2 3 4]</text:span></text:p>
      <text:p text:style-name="Text_20_body">✅ This is a <text:span text:style-name="Strong_20_Emphasis">1-D NumPy array</text:span>, not a simple list.</text:p>
      <text:p text:style-name="Horizontal_20_Line"/>
      <text:h text:style-name="Heading_20_2" text:outline-level="2"><text:span text:style-name="T5">🛠️ </text:span><text:span text:style-name="Strong_20_Emphasis"><text:span text:style-name="T5">Common NumPy Functions (with Examples)</text:span></text:span></text:h>
      <text:h text:style-name="Heading_20_3" text:outline-level="3">🔹 1. <text:span text:style-name="Source_20_Text">np.array()</text:span></text:h>
      <text:p text:style-name="Text_20_body">Used to create NumPy arrays from Python lists.</text:p>
      <text:p text:style-name="P3"><text:span text:style-name="Source_20_Text">arr2D = np.array([[1, 2], [3, 4]])</text:span></text:p>
      <text:h text:style-name="Heading_20_3" text:outline-level="3">🔹 2. <text:span text:style-name="Source_20_Text">np.zeros()</text:span> – Creates array of zeros</text:h>
      <text:p text:style-name="P3"><text:span text:style-name="Source_20_Text">np.zeros((2,3)) <text:s/># 2x3 matrix of zeros</text:span></text:p>
      <text:h text:style-name="Heading_20_3" text:outline-level="3">🔹 3. <text:span text:style-name="Source_20_Text">np.ones()</text:span> – Creates array of ones</text:h>
      <text:p text:style-name="P3"><text:span text:style-name="Source_20_Text">np.ones((3,2))</text:span></text:p>
      <text:h text:style-name="Heading_20_3" text:outline-level="3">🔹 4. <text:span text:style-name="Source_20_Text">np.eye()</text:span> – Identity matrix</text:h>
      <text:p text:style-name="P3"><text:span text:style-name="Source_20_Text">np.eye(3)</text:span></text:p>
      <text:h text:style-name="Heading_20_3" text:outline-level="3">🔹 5. <text:span text:style-name="Source_20_Text">np.arange()</text:span> – Range of numbers</text:h>
      <text:p text:style-name="P3"><text:span text:style-name="Source_20_Text">np.arange(0, 10, 2) <text:s/># [0, 2, 4, 6, 8]</text:span></text:p>
      <text:h text:style-name="Heading_20_3" text:outline-level="3">🔹 6. <text:span text:style-name="Source_20_Text">np.linspace()</text:span> – Evenly spaced values</text:h>
      <text:p text:style-name="P3"><text:span text:style-name="Source_20_Text">np.linspace(0, 1, 5) <text:s/># [0. 0.25 0.5 0.75 1.]</text:span></text:p>
      <text:p text:style-name="Horizontal_20_Line"/>
      <text:h text:style-name="Heading_20_2" text:outline-level="2"><text:span text:style-name="T3">📊 </text:span><text:span text:style-name="Strong_20_Emphasis"><text:span text:style-name="T3">Array Operations (Vectorized)</text:span></text:span></text:h>
      <text:p text:style-name="Preformatted_20_Text"><text:span text:style-name="Source_20_Text">a = np.array([1, 2, 3])</text:span></text:p>
      <text:p text:style-name="Preformatted_20_Text"><text:span text:style-name="Source_20_Text">b = np.array([4, 5, 6])</text:span></text:p>
      <text:p text:style-name="Preformatted_20_Text"/>
      <text:p text:style-name="Preformatted_20_Text"><text:span text:style-name="Source_20_Text">print(a + b) <text:s/># [5 7 9]</text:span></text:p>
      <text:p text:style-name="P3"><text:span text:style-name="Source_20_Text">print(a * b) <text:s/># [4 10 18]</text:span></text:p>
      <text:p text:style-name="Text_20_body"><text:soft-page-break/>⚡ Superfast compared to using loops in normal Python.</text:p>
      <text:p text:style-name="Horizontal_20_Line"/>
      <text:h text:style-name="Heading_20_2" text:outline-level="2"><text:span text:style-name="T3">🧮 </text:span><text:span text:style-name="Strong_20_Emphasis"><text:span text:style-name="T3">Mathematical &amp; Statistical Functions</text:span></text:span></text:h>
      <text:p text:style-name="Preformatted_20_Text"><text:span text:style-name="Source_20_Text">arr = np.array([1, 2, 3, 4])</text:span></text:p>
      <text:p text:style-name="Preformatted_20_Text"/>
      <text:p text:style-name="Preformatted_20_Text"><text:span text:style-name="Source_20_Text">print(np.mean(arr)) <text:s text:c="4"/># 2.5</text:span></text:p>
      <text:p text:style-name="Preformatted_20_Text"><text:span text:style-name="Source_20_Text">print(np.std(arr)) <text:s text:c="5"/># Standard Deviation</text:span></text:p>
      <text:p text:style-name="P3"><text:span text:style-name="Source_20_Text">print(np.sum(arr)) <text:s text:c="5"/># 10</text:span></text:p>
      <text:p text:style-name="Horizontal_20_Line"/>
      <text:h text:style-name="Heading_20_2" text:outline-level="2"><text:span text:style-name="T3">🔄 </text:span><text:span text:style-name="Strong_20_Emphasis"><text:span text:style-name="T3">Reshaping Arrays</text:span></text:span></text:h>
      <text:p text:style-name="Preformatted_20_Text"><text:span text:style-name="Source_20_Text">arr = np.arange(12)</text:span></text:p>
      <text:p text:style-name="Preformatted_20_Text"><text:span text:style-name="Source_20_Text">arr2 = arr.reshape(3, 4)</text:span></text:p>
      <text:p text:style-name="P3"><text:span text:style-name="Source_20_Text">print(arr2)</text:span></text:p>
      <text:p text:style-name="Horizontal_20_Line"/>
      <text:h text:style-name="Heading_20_2" text:outline-level="2"><text:span text:style-name="T8">💻 </text:span><text:span text:style-name="Strong_20_Emphasis"><text:span text:style-name="T8">Real-Time Use Cases of NumPy</text:span></text:span></text:h>
      <text:p text:style-name="Text_20_body">✅ Data Analysis – Arrays and matrix operations<text:line-break/>✅ Machine Learning – Numerical data preprocessing<text:line-break/>✅ Deep Learning – Tensor manipulations<text:line-break/>✅ Image Processing – Pixel operations<text:line-break/>✅ Engineering simulations and signal processing</text:p>
      <text:p text:style-name="Horizontal_20_Line"/>
      <text:h text:style-name="Heading_20_2" text:outline-level="2"><text:span text:style-name="T8">🤖 </text:span><text:span text:style-name="Strong_20_Emphasis"><text:span text:style-name="T8">NumPy in Machine Learning </text:span></text:span></text:h>
      <text:p text:style-name="Text_20_body">Libraries like <text:span text:style-name="Strong_20_Emphasis">Pandas, Scikit-learn, TensorFlow, PyTorch</text:span> internally use <text:span text:style-name="Strong_20_Emphasis">NumPy</text:span> for numerical operations.</text:p>
      <text:p text:style-name="Horizontal_20_Line"/>
      <text:h text:style-name="Heading_20_2" text:outline-level="2"><text:span text:style-name="T7">📌 </text:span><text:span text:style-name="Strong_20_Emphasis"><text:span text:style-name="T7">Interview <text:s/>Tip</text:span></text:span></text:h>
      <text:p text:style-name="Text_20_body"><text:span text:style-name="Strong_20_Emphasis"><text:span text:style-name="T9">Q. Why is NumPy faster than lists?</text:span></text:span><text:line-break/>✅ NumPy arrays are stored in <text:span text:style-name="Strong_20_Emphasis">contiguous memory locations</text:span>, which allows <text:span text:style-name="Strong_20_Emphasis">vectorized operations</text:span> using low-level C code – hence, <text:span text:style-name="Strong_20_Emphasis">faster execution</text:span> than Python lists.</text:p>
      <text:p text:style-name="Horizontal_20_Line"/>
      <text:h text:style-name="Heading_20_2" text:outline-level="2"><text:soft-page-break/>✅ <text:span text:style-name="Strong_20_Emphasis">Advantages of NumPy</text:span></text:h>
      <text:p text:style-name="Text_20_body">🔹 Fast Execution (C-based engine)<text:line-break/>🔹 Less Memory<text:line-break/>🔹 Easy Syntax<text:line-break/>🔹 Supports Broadcasting<text:line-break/>🔹 Used in almost all data science libraries</text:p>
      <text:p text:style-name="Horizontal_20_Line"/>
      <text:h text:style-name="P1" text:outline-level="2">❗ Differences: List vs NumPy Array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Python List</text:p>
            </table:table-cell>
            <table:table-cell table:style-name="Table1.A1" office:value-type="string">
              <text:p text:style-name="Table_20_Heading">NumPy Array</text:p>
            </table:table-cell>
          </table:table-row>
        </table:table-header-rows>
        <table:table-row>
          <table:table-cell table:style-name="Table1.A1" office:value-type="string">
            <text:p text:style-name="Table_20_Contents">Speed</text:p>
          </table:table-cell>
          <table:table-cell table:style-name="Table1.A1" office:value-type="string">
            <text:p text:style-name="Table_20_Contents">Slower</text:p>
          </table:table-cell>
          <table:table-cell table:style-name="Table1.A1" office:value-type="string">
            <text:p text:style-name="Table_20_Contents">Faster</text:p>
          </table:table-cell>
        </table:table-row>
        <table:table-row>
          <table:table-cell table:style-name="Table1.A1" office:value-type="string">
            <text:p text:style-name="Table_20_Contents">Memory</text:p>
          </table:table-cell>
          <table:table-cell table:style-name="Table1.A1" office:value-type="string">
            <text:p text:style-name="Table_20_Contents">More</text:p>
          </table:table-cell>
          <table:table-cell table:style-name="Table1.A1" office:value-type="string">
            <text:p text:style-name="Table_20_Contents">Less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Mixed data types</text:p>
          </table:table-cell>
          <table:table-cell table:style-name="Table1.A1" office:value-type="string">
            <text:p text:style-name="Table_20_Contents">Same data type</text:p>
          </table:table-cell>
        </table:table-row>
        <table:table-row>
          <table:table-cell table:style-name="Table1.A1" office:value-type="string">
            <text:p text:style-name="Table_20_Contents">Functions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Advanced</text:p>
          </table:table-cell>
        </table:table-row>
      </table:table>
      <text:p text:style-name="Horizontal_20_Line"/>
      <text:h text:style-name="P2" text:outline-level="2">📚 Summary</text:h>
      <text:p text:style-name="Text_20_body">✅ NumPy is the <text:span text:style-name="Strong_20_Emphasis">foundation</text:span> of numerical computing in Python.<text:line-break/>✅ It is the <text:span text:style-name="Strong_20_Emphasis">first step</text:span> to become a data scientist, ML engineer, or AI expert.<text:line-break/>✅ Learn NumPy properly before jumping into Pandas, Scikit-learn, TensorFlow, etc.<text:line-break/>✅ It simplifies your mathematical logic and gives you <text:span text:style-name="Strong_20_Emphasis">super-speed with clean code</text:span>.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23T13:01:35.139000000</meta:creation-date>
    <dc:date>2025-07-23T13:06:59.081000000</dc:date>
    <meta:editing-duration>PT5M24S</meta:editing-duration>
    <meta:editing-cycles>1</meta:editing-cycles>
    <meta:document-statistic meta:table-count="1" meta:image-count="0" meta:object-count="0" meta:page-count="4" meta:paragraph-count="78" meta:word-count="539" meta:character-count="3231" meta:non-whitespace-character-count="2743"/>
    <meta:generator>Neat_Office/6.2.8.2$Windows_x86 LibreOffice_project/</meta:generator>
  </office:meta>
</office:document-meta>
</file>